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padding="0in" fo:border="none"/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P6" style:family="paragraph" style:parent-style-name="Standard">
      <style:paragraph-properties fo:margin-left="1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lass KnightTour{</text:span></text:p>
      <text:p text:style-name="P3"/>
      <text:p text:style-name="P2"><text:span text:style-name="T1">public:</text:span></text:p>
      <text:p text:style-name="P3"/>
      <text:p text:style-name="P2"><text:span text:style-name="T1">KnightTour();</text:span></text:p>
      <text:p text:style-name="P3"/>
      <text:p text:style-name="P2"><text:span text:style-name="T1">bool isValidCoOrd<text:tab/><text:tab/>(int x, int y);</text:span></text:p>
      <text:p text:style-name="P2"><text:span text:style-name="T1">bool isSafeLoc<text:tab/><text:tab/>(int x, int y);</text:span></text:p>
      <text:p text:style-name="P2"><text:span text:style-name="T1">void markVisited<text:tab/><text:tab/>(int x, int y, bool visit);</text:span></text:p>
      <text:p text:style-name="P2"><text:span text:style-name="T1">bool tourComplete <text:s text:c="3"/><text:tab/>() { return (toBeVisitedCount == 0); }</text:span></text:p>
      <text:p text:style-name="P2"><text:span text:style-name="T1">void knightTour <text:s text:c="8"/>(int x, int y);</text:span></text:p>
      <text:p text:style-name="P3"/>
      <text:p text:style-name="P2"><text:span text:style-name="T1">private:</text:span></text:p>
      <text:p text:style-name="P3"/>
      <text:p text:style-name="P2"><text:span text:style-name="T1">vector &lt;bool&gt; <text:tab/>visited;</text:span></text:p>
      <text:p text:style-name="P2"><text:span text:style-name="T1">int <text:s text:c="9"/><text:tab/>toBeVisitedCount;</text:span></text:p>
      <text:p text:style-name="P2"><text:span text:style-name="T1">vector &lt;int&gt;<text:tab/>offsetX;</text:span></text:p>
      <text:p text:style-name="P2"><text:span text:style-name="T1">vector &lt;int&gt;<text:tab/>offsetY;</text:span></text:p>
      <text:p text:style-name="P2"><text:span text:style-name="T1">vector &lt;int&gt; <text:s text:c="5"/>visitVec;</text:span></text:p>
      <text:p text:style-name="P2"><text:span text:style-name="T1">};</text:span></text:p>
      <text:p text:style-name="P3"/>
      <text:p text:style-name="P3"/>
      <text:p text:style-name="Standard"><text:span text:style-name="T1">KnightTour::KnightTour()</text:span></text:p>
      <text:p text:style-name="Standard"><text:span text:style-name="T1">{</text:span></text:p>
      <text:p text:style-name="Standard"><text:span text:style-name="T1"><text:tab/>for (int i =0; i &lt;64; i++){</text:span></text:p>
      <text:p text:style-name="Standard"><text:soft-page-break/><text:span text:style-name="T1"><text:tab/><text:tab/>visited.push_back (false);</text:span></text:p>
      <text:p text:style-name="P4"><text:span text:style-name="T1">}</text:span></text:p>
      <text:p text:style-name="P5"/>
      <text:p text:style-name="P4"><text:span text:style-name="T1">offsetX = vector&lt;int&gt; {-2, -1, -2, -1, 1, 1, 2, 2};</text:span></text:p>
      <text:p text:style-name="P4"><text:span text:style-name="T1">offsetY = vector&lt;int&gt; {-2, -2, -1, 2, 2, -2, -1, 1};</text:span></text:p>
      <text:p text:style-name="P5"/>
      <text:p text:style-name="Standard"><text:span text:style-name="T1"><text:s text:c="6"/>toBeVisitedCount = 64;</text:span></text:p>
      <text:p text:style-name="Standard"><text:span text:style-name="T1">}</text:span></text:p>
      <text:p text:style-name="P1"/>
      <text:p text:style-name="Standard"><text:span text:style-name="T1">bool KnightTour::isValidCoOrd<text:tab/>(int x, int y)</text:span></text:p>
      <text:p text:style-name="Standard"><text:span text:style-name="T1">{</text:span></text:p>
      <text:p text:style-name="Standard"><text:span text:style-name="T1"><text:tab/>return x &gt;=0 &amp;&amp; x &lt;= 7 &amp;&amp; y &gt;=0 &amp;&amp; y &lt;= 7;</text:span></text:p>
      <text:p text:style-name="Standard"><text:span text:style-name="T1">}</text:span></text:p>
      <text:p text:style-name="P1"/>
      <text:p text:style-name="Standard"><text:span text:style-name="T1">bool KnightTour::isSafeLoc<text:tab/><text:tab/>(int x, int y)</text:span></text:p>
      <text:p text:style-name="Standard"><text:span text:style-name="T1">{</text:span></text:p>
      <text:p text:style-name="Standard"><text:span text:style-name="T1"><text:tab/>return !visited[x*8 + y];</text:span></text:p>
      <text:p text:style-name="Standard"><text:span text:style-name="T1">}</text:span></text:p>
      <text:p text:style-name="P1"/>
      <text:p text:style-name="Standard"><text:span text:style-name="T1">void KnightTour::markVisited<text:tab/><text:tab/>(int x, int y, bool visit)</text:span></text:p>
      <text:p text:style-name="Standard"><text:span text:style-name="T1">{</text:span></text:p>
      <text:p text:style-name="Standard"><text:span text:style-name="T1"><text:tab/>if(visit){</text:span></text:p>
      <text:p text:style-name="Standard"><text:span text:style-name="T1"><text:tab/><text:tab/>visit[x*8 + y] = true;</text:span></text:p>
      <text:p text:style-name="Standard"><text:span text:style-name="T1"><text:tab/><text:tab/>toBeVisitedCount--;</text:span></text:p>
      <text:p text:style-name="Standard"><text:span text:style-name="T1"><text:s text:c="12"/>visitVec.psuh_back (x*8+y);</text:span></text:p>
      <text:p text:style-name="Standard"><text:span text:style-name="T1"><text:s text:c="6"/>}else{</text:span></text:p>
      <text:p text:style-name="Standard"><text:soft-page-break/><text:span text:style-name="T1"><text:tab/><text:tab/>visited[x*8 + y] = false;</text:span></text:p>
      <text:p text:style-name="Standard"><text:span text:style-name="T1"><text:tab/><text:tab/>toBeVisitedCount++;</text:span></text:p>
      <text:p text:style-name="Standard"><text:span text:style-name="T1"><text:tab/><text:tab/>visitVec.pop_back();</text:span></text:p>
      <text:p text:style-name="P4"><text:span text:style-name="T1">}</text:span></text:p>
      <text:p text:style-name="Standard"><text:span text:style-name="T1">}</text:span></text:p>
      <text:p text:style-name="P1"/>
      <text:p text:style-name="Standard"><text:span text:style-name="T1">bool KnightTour::knightTour <text:s/>(int x, int y){</text:span></text:p>
      <text:p text:style-name="Standard"><text:span text:style-name="T1"><text:tab/>if (tourComplete())</text:span></text:p>
      <text:p text:style-name="Standard"><text:span text:style-name="T1"><text:tab/><text:tab/>return true;</text:span></text:p>
      <text:p text:style-name="P1"/>
      <text:p text:style-name="Standard"><text:span text:style-name="T1"><text:tab/>for (int i = 0; i &lt; 8; i++){</text:span></text:p>
      <text:p text:style-name="Standard"><text:span text:style-name="T1"><text:tab/><text:tab/>int nextX = x + offsetX[i];</text:span></text:p>
      <text:p text:style-name="Standard"><text:span text:style-name="T1"><text:tab/><text:tab/>int nextY = y + offsetY[i];</text:span></text:p>
      <text:p text:style-name="P1"/>
      <text:p text:style-name="Standard"><text:span text:style-name="T1"><text:s text:c="12"/>if ( isValidCoOrd(nextX, nextY)){</text:span></text:p>
      <text:p text:style-name="Standard"><text:span text:style-name="T1"><text:tab/><text:tab/><text:tab/>if (isSafeLoc(nextX, nextY)){</text:span></text:p>
      <text:p text:style-name="Standard"><text:span text:style-name="T1"><text:tab/><text:tab/><text:tab/><text:tab/>markVisited(nextX, nextY, true);</text:span></text:p>
      <text:p text:style-name="Standard"><text:span text:style-name="T1"><text:s text:c="3"/><text:tab/><text:tab/><text:tab/><text:tab/>if (knightTour(nextX, nextY))</text:span></text:p>
      <text:p text:style-name="Standard"><text:span text:style-name="T1"><text:tab/><text:tab/><text:tab/><text:tab/><text:tab/>return true;</text:span></text:p>
      <text:p text:style-name="Standard"><text:span text:style-name="T1"><text:tab/><text:tab/><text:tab/><text:tab/>markVisited(nextX, nextY, false);</text:span></text:p>
      <text:p text:style-name="P6"><text:span text:style-name="T1">}</text:span></text:p>
      <text:p text:style-name="P7"><text:span text:style-name="T1">}</text:span></text:p>
      <text:p text:style-name="P4"><text:span text:style-name="T1">}</text:span></text:p>
      <text:p text:style-name="P4"><text:span text:style-name="T1">return false;</text:span></text:p>
      <text:p text:style-name="Standard"><text:span text:style-name="T1">}</text:span></text:p>
      <text:p text:style-name="P1"/>
      <text:p text:style-name="P3"><text:soft-page-break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1" meta:word-count="211" meta:character-count="1373" meta:non-whitespace-character-count="1107"/>
    <meta:generator>LibreOfficeDev/6.0.5.2$Linux_X86_64 LibreOffice_project/</meta:generator>
  </office:meta>
</office:document-meta>
</file>